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ng Term" table:style-name="ta1">
        <table:shapes>
          <draw:frame draw:z-index="0" draw:style-name="gr1" draw:text-style-name="P1" svg:width="6.2988in" svg:height="3.5429in" svg:x="7.0795in" svg:y="0.6937in">
            <draw:object draw:notify-on-update-of-ranges="'Long Term'.G6:'Long Term'.G6 'Long Term'.G7:'Long Term'.G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apital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2"/>
          <table:table-cell table:style-name="Default" office:value-type="string" calcext:value-type="string">
            <text:p>Gain</text:p>
          </table:table-cell>
          <table:table-cell office:value-type="float" office:value="70000" calcext:value-type="float">
            <text:p>70000</text:p>
          </table:table-cell>
          <table:table-cell table:style-name="Default"/>
        </table:table-row>
        <table:table-row table:style-name="ro2">
          <table:table-cell office:value-type="string" calcext:value-type="string">
            <text:p>EMI</text:p>
          </table:table-cell>
          <table:table-cell table:style-name="ce2" office:value-type="float" office:value="10000" calcext:value-type="float">
            <text:p>1.00E+004</text:p>
          </table:table-cell>
          <table:table-cell table:number-columns-repeated="2"/>
          <table:table-cell table:style-name="Default" office:value-type="string" calcext:value-type="string">
            <text:p>Term</text:p>
          </table:table-cell>
          <table:table-cell office:value-type="float" office:value="17" calcext:value-type="float">
            <text:p>17</text:p>
          </table:table-cell>
          <table:table-cell table:style-name="Default"/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/>
          <table:table-cell table:style-name="Default" office:value-type="string" calcext:value-type="string">
            <text:p>CAGR</text:p>
          </table:table-cell>
          <table:table-cell table:formula="of:=((([.F1]/100) ^ (1/[.F2])) -1) * 100" office:value-type="float" office:value="47.0140047656405" calcext:value-type="float">
            <text:p>47.0140047656</text:p>
          </table:table-cell>
          <table:table-cell table:style-name="Default"/>
        </table:table-row>
        <table:table-row table:style-name="ro1">
          <table:table-cell office:value-type="string" calcext:value-type="string">
            <text:p>CAG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%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iv ye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Investment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Dividend</text:p>
          </table:table-cell>
          <table:table-cell table:style-name="ce1" office:value-type="string" calcext:value-type="string">
            <text:p>EMI Paid </text:p>
          </table:table-cell>
          <table:table-cell table:style-name="ce1" office:value-type="string" calcext:value-type="string">
            <text:p>Total EMI</text:p>
          </table:table-cell>
          <table:table-cell table:style-name="ce1" office:value-type="string" calcext:value-type="string">
            <text:p>Net cashfl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B1]" office:value-type="float" office:value="1000000" calcext:value-type="float">
            <text:p>1.00E+006</text:p>
          </table:table-cell>
          <table:table-cell office:value-type="float" office:value="0" calcext:value-type="float">
            <text:p>0</text:p>
          </table:table-cell>
          <table:table-cell table:formula="of:=[.B7] *[.$B$5] / 100" office:value-type="float" office:value="10000" calcext:value-type="float">
            <text:p>10000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style-name="ce2" table:formula="of:=[.E7]" office:value-type="float" office:value="120000" calcext:value-type="float">
            <text:p>1.20E+005</text:p>
          </table:table-cell>
          <table:table-cell table:formula="of:=[.D7]-[.E7]" office:value-type="float" office:value="-110000" calcext:value-type="float">
            <text:p>-110000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ROUND([.B7]*(100 +[.$B$4])/100)" office:value-type="float" office:value="1250000" calcext:value-type="float">
            <text:p>1250000</text:p>
          </table:table-cell>
          <table:table-cell table:formula="of:=[.B8]-[.B7]" office:value-type="float" office:value="250000" calcext:value-type="float">
            <text:p>250000</text:p>
          </table:table-cell>
          <table:table-cell table:formula="of:=[.B8] *[.$B$5] / 100" office:value-type="float" office:value="12500" calcext:value-type="float">
            <text:p>12500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7]+[.E8]" office:value-type="float" office:value="240000" calcext:value-type="float">
            <text:p>240000</text:p>
          </table:table-cell>
          <table:table-cell table:formula="of:=[.D8]-[.E8]" office:value-type="float" office:value="-107500" calcext:value-type="float">
            <text:p>-107500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ROUND([.B8]*(100 +[.$B$4])/100)" office:value-type="float" office:value="1562500" calcext:value-type="float">
            <text:p>1562500</text:p>
          </table:table-cell>
          <table:table-cell table:formula="of:=[.B9]-[.B8]" office:value-type="float" office:value="312500" calcext:value-type="float">
            <text:p>312500</text:p>
          </table:table-cell>
          <table:table-cell table:formula="of:=[.B9] *[.$B$5] / 100" office:value-type="float" office:value="15625" calcext:value-type="float">
            <text:p>1562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8]+[.E9]" office:value-type="float" office:value="360000" calcext:value-type="float">
            <text:p>360000</text:p>
          </table:table-cell>
          <table:table-cell table:formula="of:=[.D9]-[.E9]" office:value-type="float" office:value="-104375" calcext:value-type="float">
            <text:p>-104375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ROUND([.B9]*(100 +[.$B$4])/100)" office:value-type="float" office:value="1953125" calcext:value-type="float">
            <text:p>1953125</text:p>
          </table:table-cell>
          <table:table-cell table:formula="of:=[.B10]-[.B9]" office:value-type="float" office:value="390625" calcext:value-type="float">
            <text:p>390625</text:p>
          </table:table-cell>
          <table:table-cell table:formula="of:=[.B10] *[.$B$5] / 100" office:value-type="float" office:value="19531.25" calcext:value-type="float">
            <text:p>19531.2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9]+[.E10]" office:value-type="float" office:value="480000" calcext:value-type="float">
            <text:p>480000</text:p>
          </table:table-cell>
          <table:table-cell table:formula="of:=[.D10]-[.E10]" office:value-type="float" office:value="-100468.75" calcext:value-type="float">
            <text:p>-100469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ROUND([.B10]*(100 +[.$B$4])/100)" office:value-type="float" office:value="2441406" calcext:value-type="float">
            <text:p>2441406</text:p>
          </table:table-cell>
          <table:table-cell table:formula="of:=[.B11]-[.B10]" office:value-type="float" office:value="488281" calcext:value-type="float">
            <text:p>488281</text:p>
          </table:table-cell>
          <table:table-cell table:formula="of:=[.B11] *[.$B$5] / 100" office:value-type="float" office:value="24414.06" calcext:value-type="float">
            <text:p>24414.06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0]+[.E11]" office:value-type="float" office:value="600000" calcext:value-type="float">
            <text:p>600000</text:p>
          </table:table-cell>
          <table:table-cell table:formula="of:=[.D11]-[.E11]" office:value-type="float" office:value="-95585.94" calcext:value-type="float">
            <text:p>-95586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ROUND([.B11]*(100 +[.$B$4])/100)" office:value-type="float" office:value="3051758" calcext:value-type="float">
            <text:p>3051758</text:p>
          </table:table-cell>
          <table:table-cell table:formula="of:=[.B12]-[.B11]" office:value-type="float" office:value="610352" calcext:value-type="float">
            <text:p>610352</text:p>
          </table:table-cell>
          <table:table-cell table:formula="of:=[.B12] *[.$B$5] / 100" office:value-type="float" office:value="30517.58" calcext:value-type="float">
            <text:p>30517.58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1]+[.E12]" office:value-type="float" office:value="720000" calcext:value-type="float">
            <text:p>720000</text:p>
          </table:table-cell>
          <table:table-cell table:formula="of:=[.D12]-[.E12]" office:value-type="float" office:value="-89482.42" calcext:value-type="float">
            <text:p>-89482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ROUND([.B12]*(100 +[.$B$4])/100)" office:value-type="float" office:value="3814698" calcext:value-type="float">
            <text:p>3814698</text:p>
          </table:table-cell>
          <table:table-cell table:formula="of:=[.B13]-[.B12]" office:value-type="float" office:value="762940" calcext:value-type="float">
            <text:p>762940</text:p>
          </table:table-cell>
          <table:table-cell table:formula="of:=[.B13] *[.$B$5] / 100" office:value-type="float" office:value="38146.98" calcext:value-type="float">
            <text:p>38146.98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2]+[.E13]" office:value-type="float" office:value="840000" calcext:value-type="float">
            <text:p>840000</text:p>
          </table:table-cell>
          <table:table-cell table:formula="of:=[.D13]-[.E13]" office:value-type="float" office:value="-81853.02" calcext:value-type="float">
            <text:p>-81853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ROUND([.B13]*(100 +[.$B$4])/100)" office:value-type="float" office:value="4768373" calcext:value-type="float">
            <text:p>4768373</text:p>
          </table:table-cell>
          <table:table-cell table:formula="of:=[.B14]-[.B13]" office:value-type="float" office:value="953675" calcext:value-type="float">
            <text:p>953675</text:p>
          </table:table-cell>
          <table:table-cell table:formula="of:=[.B14] *[.$B$5] / 100" office:value-type="float" office:value="47683.73" calcext:value-type="float">
            <text:p>47683.73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3]+[.E14]" office:value-type="float" office:value="960000" calcext:value-type="float">
            <text:p>960000</text:p>
          </table:table-cell>
          <table:table-cell table:formula="of:=[.D14]-[.E14]" office:value-type="float" office:value="-72316.27" calcext:value-type="float">
            <text:p>-72316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ROUND([.B14]*(100 +[.$B$4])/100)" office:value-type="float" office:value="5960466" calcext:value-type="float">
            <text:p>5960466</text:p>
          </table:table-cell>
          <table:table-cell table:formula="of:=[.B15]-[.B14]" office:value-type="float" office:value="1192093" calcext:value-type="float">
            <text:p>1192093</text:p>
          </table:table-cell>
          <table:table-cell table:formula="of:=[.B15] *[.$B$5] / 100" office:value-type="float" office:value="59604.66" calcext:value-type="float">
            <text:p>59604.66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4]+[.E15]" office:value-type="float" office:value="1080000" calcext:value-type="float">
            <text:p>1080000</text:p>
          </table:table-cell>
          <table:table-cell table:formula="of:=[.D15]-[.E15]" office:value-type="float" office:value="-60395.34" calcext:value-type="float">
            <text:p>-60395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ROUND([.B15]*(100 +[.$B$4])/100)" office:value-type="float" office:value="7450583" calcext:value-type="float">
            <text:p>7450583</text:p>
          </table:table-cell>
          <table:table-cell table:formula="of:=[.B16]-[.B15]" office:value-type="float" office:value="1490117" calcext:value-type="float">
            <text:p>1490117</text:p>
          </table:table-cell>
          <table:table-cell table:formula="of:=[.B16] *[.$B$5] / 100" office:value-type="float" office:value="74505.83" calcext:value-type="float">
            <text:p>74505.83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5]+[.E16]" office:value-type="float" office:value="1200000" calcext:value-type="float">
            <text:p>1200000</text:p>
          </table:table-cell>
          <table:table-cell table:formula="of:=[.D16]-[.E16]" office:value-type="float" office:value="-45494.17" calcext:value-type="float">
            <text:p>-45494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ROUND([.B16]*(100 +[.$B$4])/100)" office:value-type="float" office:value="9313229" calcext:value-type="float">
            <text:p>9313229</text:p>
          </table:table-cell>
          <table:table-cell table:formula="of:=[.B17]-[.B16]" office:value-type="float" office:value="1862646" calcext:value-type="float">
            <text:p>1862646</text:p>
          </table:table-cell>
          <table:table-cell table:formula="of:=[.B17] *[.$B$5] / 100" office:value-type="float" office:value="93132.29" calcext:value-type="float">
            <text:p>93132.2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6]+[.E17]" office:value-type="float" office:value="1320000" calcext:value-type="float">
            <text:p>1320000</text:p>
          </table:table-cell>
          <table:table-cell table:formula="of:=[.D17]-[.E17]" office:value-type="float" office:value="-26867.71" calcext:value-type="float">
            <text:p>-26868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ROUND([.B17]*(100 +[.$B$4])/100)" office:value-type="float" office:value="11641536" calcext:value-type="float">
            <text:p>11641536</text:p>
          </table:table-cell>
          <table:table-cell table:formula="of:=[.B18]-[.B17]" office:value-type="float" office:value="2328307" calcext:value-type="float">
            <text:p>2328307</text:p>
          </table:table-cell>
          <table:table-cell table:formula="of:=[.B18] *[.$B$5] / 100" office:value-type="float" office:value="116415.36" calcext:value-type="float">
            <text:p>116415.36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7]+[.E18]" office:value-type="float" office:value="1440000" calcext:value-type="float">
            <text:p>1440000</text:p>
          </table:table-cell>
          <table:table-cell table:formula="of:=[.D18]-[.E18]" office:value-type="float" office:value="-3584.64" calcext:value-type="float">
            <text:p>-3585</text:p>
          </table:table-cell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ROUND([.B18]*(100 +[.$B$4])/100)" office:value-type="float" office:value="14551920" calcext:value-type="float">
            <text:p>14551920</text:p>
          </table:table-cell>
          <table:table-cell table:formula="of:=[.B19]-[.B18]" office:value-type="float" office:value="2910384" calcext:value-type="float">
            <text:p>2910384</text:p>
          </table:table-cell>
          <table:table-cell table:formula="of:=[.B19] *[.$B$5] / 100" office:value-type="float" office:value="145519.2" calcext:value-type="float">
            <text:p>145519.2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8]+[.E19]" office:value-type="float" office:value="1560000" calcext:value-type="float">
            <text:p>1560000</text:p>
          </table:table-cell>
          <table:table-cell table:formula="of:=[.D19]-[.E19]" office:value-type="float" office:value="25519.2" calcext:value-type="float">
            <text:p>25519</text:p>
          </table:table-cell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ROUND([.B19]*(100 +[.$B$4])/100)" office:value-type="float" office:value="18189900" calcext:value-type="float">
            <text:p>18189900</text:p>
          </table:table-cell>
          <table:table-cell table:formula="of:=[.B20]-[.B19]" office:value-type="float" office:value="3637980" calcext:value-type="float">
            <text:p>3637980</text:p>
          </table:table-cell>
          <table:table-cell table:formula="of:=[.B20] *[.$B$5] / 100" office:value-type="float" office:value="181899" calcext:value-type="float">
            <text:p>18189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9]+[.E20]" office:value-type="float" office:value="1680000" calcext:value-type="float">
            <text:p>1680000</text:p>
          </table:table-cell>
          <table:table-cell table:formula="of:=[.D20]-[.E20]" office:value-type="float" office:value="61899" calcext:value-type="float">
            <text:p>61899</text:p>
          </table:table-cell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ROUND([.B20]*(100 +[.$B$4])/100)" office:value-type="float" office:value="22737375" calcext:value-type="float">
            <text:p>22737375</text:p>
          </table:table-cell>
          <table:table-cell table:formula="of:=[.B21]-[.B20]" office:value-type="float" office:value="4547475" calcext:value-type="float">
            <text:p>4547475</text:p>
          </table:table-cell>
          <table:table-cell table:formula="of:=[.B21] *[.$B$5] / 100" office:value-type="float" office:value="227373.75" calcext:value-type="float">
            <text:p>227373.7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0]+[.E21]" office:value-type="float" office:value="1800000" calcext:value-type="float">
            <text:p>1800000</text:p>
          </table:table-cell>
          <table:table-cell table:formula="of:=[.D21]-[.E21]" office:value-type="float" office:value="107373.75" calcext:value-type="float">
            <text:p>107374</text:p>
          </table:table-cell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ROUND([.B21]*(100 +[.$B$4])/100)" office:value-type="float" office:value="28421719" calcext:value-type="float">
            <text:p>28421719</text:p>
          </table:table-cell>
          <table:table-cell table:formula="of:=[.B22]-[.B21]" office:value-type="float" office:value="5684344" calcext:value-type="float">
            <text:p>5684344</text:p>
          </table:table-cell>
          <table:table-cell table:formula="of:=[.B22] *[.$B$5] / 100" office:value-type="float" office:value="284217.19" calcext:value-type="float">
            <text:p>284217.1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1]+[.E22]" office:value-type="float" office:value="1920000" calcext:value-type="float">
            <text:p>1920000</text:p>
          </table:table-cell>
          <table:table-cell table:formula="of:=[.D22]-[.E22]" office:value-type="float" office:value="164217.19" calcext:value-type="float">
            <text:p>164217</text:p>
          </table:table-cell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ROUND([.B22]*(100 +[.$B$4])/100)" office:value-type="float" office:value="35527149" calcext:value-type="float">
            <text:p>35527149</text:p>
          </table:table-cell>
          <table:table-cell table:formula="of:=[.B23]-[.B22]" office:value-type="float" office:value="7105430" calcext:value-type="float">
            <text:p>7105430</text:p>
          </table:table-cell>
          <table:table-cell table:formula="of:=[.B23] *[.$B$5] / 100" office:value-type="float" office:value="355271.49" calcext:value-type="float">
            <text:p>355271.4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2]+[.E23]" office:value-type="float" office:value="2040000" calcext:value-type="float">
            <text:p>2040000</text:p>
          </table:table-cell>
          <table:table-cell table:formula="of:=[.D23]-[.E23]" office:value-type="float" office:value="235271.49" calcext:value-type="float">
            <text:p>235271</text:p>
          </table:table-cell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ROUND([.B23]*(100 +[.$B$4])/100)" office:value-type="float" office:value="44408936" calcext:value-type="float">
            <text:p>44408936</text:p>
          </table:table-cell>
          <table:table-cell table:formula="of:=[.B24]-[.B23]" office:value-type="float" office:value="8881787" calcext:value-type="float">
            <text:p>8881787</text:p>
          </table:table-cell>
          <table:table-cell table:formula="of:=[.B24] *[.$B$5] / 100" office:value-type="float" office:value="444089.36" calcext:value-type="float">
            <text:p>444089.36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3]+[.E24]" office:value-type="float" office:value="2160000" calcext:value-type="float">
            <text:p>2160000</text:p>
          </table:table-cell>
          <table:table-cell table:formula="of:=[.D24]-[.E24]" office:value-type="float" office:value="324089.36" calcext:value-type="float">
            <text:p>324089</text:p>
          </table:table-cell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ROUND([.B24]*(100 +[.$B$4])/100)" office:value-type="float" office:value="55511170" calcext:value-type="float">
            <text:p>55511170</text:p>
          </table:table-cell>
          <table:table-cell table:formula="of:=[.B25]-[.B24]" office:value-type="float" office:value="11102234" calcext:value-type="float">
            <text:p>11102234</text:p>
          </table:table-cell>
          <table:table-cell table:formula="of:=[.B25] *[.$B$5] / 100" office:value-type="float" office:value="555111.7" calcext:value-type="float">
            <text:p>555111.7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4]+[.E25]" office:value-type="float" office:value="2280000" calcext:value-type="float">
            <text:p>2280000</text:p>
          </table:table-cell>
          <table:table-cell table:formula="of:=[.D25]-[.E25]" office:value-type="float" office:value="435111.7" calcext:value-type="float">
            <text:p>435112</text:p>
          </table:table-cell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ROUND([.B25]*(100 +[.$B$4])/100)" office:value-type="float" office:value="69388963" calcext:value-type="float">
            <text:p>69388963</text:p>
          </table:table-cell>
          <table:table-cell table:formula="of:=[.B26]-[.B25]" office:value-type="float" office:value="13877793" calcext:value-type="float">
            <text:p>13877793</text:p>
          </table:table-cell>
          <table:table-cell table:formula="of:=[.B26] *[.$B$5] / 100" office:value-type="float" office:value="693889.63" calcext:value-type="float">
            <text:p>693889.63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5]+[.E26]" office:value-type="float" office:value="2400000" calcext:value-type="float">
            <text:p>2400000</text:p>
          </table:table-cell>
          <table:table-cell table:formula="of:=[.D26]-[.E26]" office:value-type="float" office:value="573889.63" calcext:value-type="float">
            <text:p>573890</text:p>
          </table:table-cell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ROUND([.B26]*(100 +[.$B$4])/100)" office:value-type="float" office:value="86736204" calcext:value-type="float">
            <text:p>86736204</text:p>
          </table:table-cell>
          <table:table-cell table:formula="of:=[.B27]-[.B26]" office:value-type="float" office:value="17347241" calcext:value-type="float">
            <text:p>17347241</text:p>
          </table:table-cell>
          <table:table-cell table:formula="of:=[.B27] *[.$B$5] / 100" office:value-type="float" office:value="867362.04" calcext:value-type="float">
            <text:p>867362.04</text:p>
          </table:table-cell>
          <table:table-cell office:value-type="float" office:value="0" calcext:value-type="float">
            <text:p>0.00E+000</text:p>
          </table:table-cell>
          <table:table-cell table:formula="of:=[.F26]+[.E27]" office:value-type="float" office:value="2400000" calcext:value-type="float">
            <text:p>2400000</text:p>
          </table:table-cell>
          <table:table-cell table:formula="of:=[.D27]-[.E27]" office:value-type="float" office:value="867362.04" calcext:value-type="float">
            <text:p>867362</text:p>
          </table:table-cell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ROUND([.B27]*(100 +[.$B$4])/100)" office:value-type="float" office:value="108420255" calcext:value-type="float">
            <text:p>108420255</text:p>
          </table:table-cell>
          <table:table-cell table:formula="of:=[.B28]-[.B27]" office:value-type="float" office:value="21684051" calcext:value-type="float">
            <text:p>21684051</text:p>
          </table:table-cell>
          <table:table-cell table:formula="of:=[.B28] *[.$B$5] / 100" office:value-type="float" office:value="1084202.55" calcext:value-type="float">
            <text:p>1084202.55</text:p>
          </table:table-cell>
          <table:table-cell office:value-type="float" office:value="0" calcext:value-type="float">
            <text:p>0.00E+000</text:p>
          </table:table-cell>
          <table:table-cell table:formula="of:=[.F27]+[.E28]" office:value-type="float" office:value="2400000" calcext:value-type="float">
            <text:p>2400000</text:p>
          </table:table-cell>
          <table:table-cell table:formula="of:=[.D28]-[.E28]" office:value-type="float" office:value="1084202.55" calcext:value-type="float">
            <text:p>1084203</text:p>
          </table:table-cell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ROUND([.B28]*(100 +[.$B$4])/100)" office:value-type="float" office:value="135525319" calcext:value-type="float">
            <text:p>135525319</text:p>
          </table:table-cell>
          <table:table-cell table:formula="of:=[.B29]-[.B28]" office:value-type="float" office:value="27105064" calcext:value-type="float">
            <text:p>27105064</text:p>
          </table:table-cell>
          <table:table-cell table:formula="of:=[.B29] *[.$B$5] / 100" office:value-type="float" office:value="1355253.19" calcext:value-type="float">
            <text:p>1355253.19</text:p>
          </table:table-cell>
          <table:table-cell office:value-type="float" office:value="0" calcext:value-type="float">
            <text:p>0.00E+000</text:p>
          </table:table-cell>
          <table:table-cell table:formula="of:=[.F28]+[.E29]" office:value-type="float" office:value="2400000" calcext:value-type="float">
            <text:p>2400000</text:p>
          </table:table-cell>
          <table:table-cell table:formula="of:=[.D29]-[.E29]" office:value-type="float" office:value="1355253.19" calcext:value-type="float">
            <text:p>1355253</text:p>
          </table:table-cell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ROUND([.B29]*(100 +[.$B$4])/100)" office:value-type="float" office:value="169406649" calcext:value-type="float">
            <text:p>169406649</text:p>
          </table:table-cell>
          <table:table-cell table:formula="of:=[.B30]-[.B29]" office:value-type="float" office:value="33881330" calcext:value-type="float">
            <text:p>33881330</text:p>
          </table:table-cell>
          <table:table-cell table:formula="of:=[.B30] *[.$B$5] / 100" office:value-type="float" office:value="1694066.49" calcext:value-type="float">
            <text:p>1694066.49</text:p>
          </table:table-cell>
          <table:table-cell office:value-type="float" office:value="0" calcext:value-type="float">
            <text:p>0.00E+000</text:p>
          </table:table-cell>
          <table:table-cell table:formula="of:=[.F29]+[.E30]" office:value-type="float" office:value="2400000" calcext:value-type="float">
            <text:p>2400000</text:p>
          </table:table-cell>
          <table:table-cell table:formula="of:=[.D30]-[.E30]" office:value-type="float" office:value="1694066.49" calcext:value-type="float">
            <text:p>1694066</text:p>
          </table:table-cell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ROUND([.B30]*(100 +[.$B$4])/100)" office:value-type="float" office:value="211758311" calcext:value-type="float">
            <text:p>211758311</text:p>
          </table:table-cell>
          <table:table-cell table:formula="of:=[.B31]-[.B30]" office:value-type="float" office:value="42351662" calcext:value-type="float">
            <text:p>42351662</text:p>
          </table:table-cell>
          <table:table-cell table:formula="of:=[.B31] *[.$B$5] / 100" office:value-type="float" office:value="2117583.11" calcext:value-type="float">
            <text:p>2117583.11</text:p>
          </table:table-cell>
          <table:table-cell office:value-type="float" office:value="0" calcext:value-type="float">
            <text:p>0.00E+000</text:p>
          </table:table-cell>
          <table:table-cell table:formula="of:=[.F30]+[.E31]" office:value-type="float" office:value="2400000" calcext:value-type="float">
            <text:p>2400000</text:p>
          </table:table-cell>
          <table:table-cell table:formula="of:=[.D31]-[.E31]" office:value-type="float" office:value="2117583.11" calcext:value-type="float">
            <text:p>2117583</text:p>
          </table:table-cell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ROUND([.B31]*(100 +[.$B$4])/100)" office:value-type="float" office:value="264697889" calcext:value-type="float">
            <text:p>264697889</text:p>
          </table:table-cell>
          <table:table-cell table:formula="of:=[.B32]-[.B31]" office:value-type="float" office:value="52939578" calcext:value-type="float">
            <text:p>52939578</text:p>
          </table:table-cell>
          <table:table-cell table:formula="of:=[.B32] *[.$B$5] / 100" office:value-type="float" office:value="2646978.89" calcext:value-type="float">
            <text:p>2646978.89</text:p>
          </table:table-cell>
          <table:table-cell office:value-type="float" office:value="0" calcext:value-type="float">
            <text:p>0.00E+000</text:p>
          </table:table-cell>
          <table:table-cell table:formula="of:=[.F31]+[.E32]" office:value-type="float" office:value="2400000" calcext:value-type="float">
            <text:p>2400000</text:p>
          </table:table-cell>
          <table:table-cell table:formula="of:=[.D32]-[.E32]" office:value-type="float" office:value="2646978.89" calcext:value-type="float">
            <text:p>2646979</text:p>
          </table:table-cell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ROUND([.B32]*(100 +[.$B$4])/100)" office:value-type="float" office:value="330872361" calcext:value-type="float">
            <text:p>330872361</text:p>
          </table:table-cell>
          <table:table-cell table:formula="of:=[.B33]-[.B32]" office:value-type="float" office:value="66174472" calcext:value-type="float">
            <text:p>66174472</text:p>
          </table:table-cell>
          <table:table-cell table:formula="of:=[.B33] *[.$B$5] / 100" office:value-type="float" office:value="3308723.61" calcext:value-type="float">
            <text:p>3308723.61</text:p>
          </table:table-cell>
          <table:table-cell office:value-type="float" office:value="0" calcext:value-type="float">
            <text:p>0.00E+000</text:p>
          </table:table-cell>
          <table:table-cell table:formula="of:=[.F32]+[.E33]" office:value-type="float" office:value="2400000" calcext:value-type="float">
            <text:p>2400000</text:p>
          </table:table-cell>
          <table:table-cell table:formula="of:=[.D33]-[.E33]" office:value-type="float" office:value="3308723.61" calcext:value-type="float">
            <text:p>3308724</text:p>
          </table:table-cell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ROUND([.B33]*(100 +[.$B$4])/100)" office:value-type="float" office:value="413590451" calcext:value-type="float">
            <text:p>413590451</text:p>
          </table:table-cell>
          <table:table-cell table:formula="of:=[.B34]-[.B33]" office:value-type="float" office:value="82718090" calcext:value-type="float">
            <text:p>82718090</text:p>
          </table:table-cell>
          <table:table-cell table:formula="of:=[.B34] *[.$B$5] / 100" office:value-type="float" office:value="4135904.51" calcext:value-type="float">
            <text:p>4135904.51</text:p>
          </table:table-cell>
          <table:table-cell office:value-type="float" office:value="0" calcext:value-type="float">
            <text:p>0.00E+000</text:p>
          </table:table-cell>
          <table:table-cell table:formula="of:=[.F33]+[.E34]" office:value-type="float" office:value="2400000" calcext:value-type="float">
            <text:p>2400000</text:p>
          </table:table-cell>
          <table:table-cell table:formula="of:=[.D34]-[.E34]" office:value-type="float" office:value="4135904.51" calcext:value-type="float">
            <text:p>4135905</text:p>
          </table:table-cell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ROUND([.B34]*(100 +[.$B$4])/100)" office:value-type="float" office:value="516988064" calcext:value-type="float">
            <text:p>516988064</text:p>
          </table:table-cell>
          <table:table-cell table:formula="of:=[.B35]-[.B34]" office:value-type="float" office:value="103397613" calcext:value-type="float">
            <text:p>103397613</text:p>
          </table:table-cell>
          <table:table-cell table:formula="of:=[.B35] *[.$B$5] / 100" office:value-type="float" office:value="5169880.64" calcext:value-type="float">
            <text:p>5169880.64</text:p>
          </table:table-cell>
          <table:table-cell office:value-type="float" office:value="0" calcext:value-type="float">
            <text:p>0.00E+000</text:p>
          </table:table-cell>
          <table:table-cell table:formula="of:=[.F34]+[.E35]" office:value-type="float" office:value="2400000" calcext:value-type="float">
            <text:p>2400000</text:p>
          </table:table-cell>
          <table:table-cell table:formula="of:=[.D35]-[.E35]" office:value-type="float" office:value="5169880.64" calcext:value-type="float">
            <text:p>5169881</text:p>
          </table:table-cell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ROUND([.B35]*(100 +[.$B$4])/100)" office:value-type="float" office:value="646235080" calcext:value-type="float">
            <text:p>646235080</text:p>
          </table:table-cell>
          <table:table-cell table:formula="of:=[.B36]-[.B35]" office:value-type="float" office:value="129247016" calcext:value-type="float">
            <text:p>129247016</text:p>
          </table:table-cell>
          <table:table-cell table:formula="of:=[.B36] *[.$B$5] / 100" office:value-type="float" office:value="6462350.8" calcext:value-type="float">
            <text:p>6462350.8</text:p>
          </table:table-cell>
          <table:table-cell office:value-type="float" office:value="0" calcext:value-type="float">
            <text:p>0.00E+000</text:p>
          </table:table-cell>
          <table:table-cell table:formula="of:=[.F35]+[.E36]" office:value-type="float" office:value="2400000" calcext:value-type="float">
            <text:p>2400000</text:p>
          </table:table-cell>
          <table:table-cell table:formula="of:=[.D36]-[.E36]" office:value-type="float" office:value="6462350.8" calcext:value-type="float">
            <text:p>6462351</text:p>
          </table:table-cell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ROUND([.B36]*(100 +[.$B$4])/100)" office:value-type="float" office:value="807793850" calcext:value-type="float">
            <text:p>807793850</text:p>
          </table:table-cell>
          <table:table-cell table:formula="of:=[.B37]-[.B36]" office:value-type="float" office:value="161558770" calcext:value-type="float">
            <text:p>161558770</text:p>
          </table:table-cell>
          <table:table-cell table:formula="of:=[.B37] *[.$B$5] / 100" office:value-type="float" office:value="8077938.5" calcext:value-type="float">
            <text:p>8077938.5</text:p>
          </table:table-cell>
          <table:table-cell office:value-type="float" office:value="0" calcext:value-type="float">
            <text:p>0.00E+000</text:p>
          </table:table-cell>
          <table:table-cell table:formula="of:=[.F36]+[.E37]" office:value-type="float" office:value="2400000" calcext:value-type="float">
            <text:p>2400000</text:p>
          </table:table-cell>
          <table:table-cell table:formula="of:=[.D37]-[.E37]" office:value-type="float" office:value="8077938.5" calcext:value-type="float">
            <text:p>8077939</text:p>
          </table:table-cell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ROUND([.B37]*(100 +[.$B$4])/100)" office:value-type="float" office:value="1009742313" calcext:value-type="float">
            <text:p>1009742313</text:p>
          </table:table-cell>
          <table:table-cell table:formula="of:=[.B38]-[.B37]" office:value-type="float" office:value="201948463" calcext:value-type="float">
            <text:p>201948463</text:p>
          </table:table-cell>
          <table:table-cell table:formula="of:=[.B38] *[.$B$5] / 100" office:value-type="float" office:value="10097423.13" calcext:value-type="float">
            <text:p>10097423.13</text:p>
          </table:table-cell>
          <table:table-cell office:value-type="float" office:value="0" calcext:value-type="float">
            <text:p>0.00E+000</text:p>
          </table:table-cell>
          <table:table-cell table:formula="of:=[.F37]+[.E38]" office:value-type="float" office:value="2400000" calcext:value-type="float">
            <text:p>2400000</text:p>
          </table:table-cell>
          <table:table-cell table:formula="of:=[.D38]-[.E38]" office:value-type="float" office:value="10097423.13" calcext:value-type="float">
            <text:p>10097423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ROUND([.B38]*(100 +[.$B$4])/100)" office:value-type="float" office:value="1262177891" calcext:value-type="float">
            <text:p>1262177891</text:p>
          </table:table-cell>
          <table:table-cell table:formula="of:=[.B39]-[.B38]" office:value-type="float" office:value="252435578" calcext:value-type="float">
            <text:p>252435578</text:p>
          </table:table-cell>
          <table:table-cell table:formula="of:=[.B39] *[.$B$5] / 100" office:value-type="float" office:value="12621778.91" calcext:value-type="float">
            <text:p>12621778.91</text:p>
          </table:table-cell>
          <table:table-cell office:value-type="float" office:value="0" calcext:value-type="float">
            <text:p>0.00E+000</text:p>
          </table:table-cell>
          <table:table-cell table:formula="of:=[.F38]+[.E39]" office:value-type="float" office:value="2400000" calcext:value-type="float">
            <text:p>2400000</text:p>
          </table:table-cell>
          <table:table-cell table:formula="of:=[.D39]-[.E39]" office:value-type="float" office:value="12621778.91" calcext:value-type="float">
            <text:p>12621779</text:p>
          </table:table-cell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ROUND([.B39]*(100 +[.$B$4])/100)" office:value-type="float" office:value="1577722364" calcext:value-type="float">
            <text:p>1577722364</text:p>
          </table:table-cell>
          <table:table-cell table:formula="of:=[.B40]-[.B39]" office:value-type="float" office:value="315544473" calcext:value-type="float">
            <text:p>315544473</text:p>
          </table:table-cell>
          <table:table-cell table:formula="of:=[.B40] *[.$B$5] / 100" office:value-type="float" office:value="15777223.64" calcext:value-type="float">
            <text:p>15777223.64</text:p>
          </table:table-cell>
          <table:table-cell office:value-type="float" office:value="0" calcext:value-type="float">
            <text:p>0.00E+000</text:p>
          </table:table-cell>
          <table:table-cell table:formula="of:=[.F39]+[.E40]" office:value-type="float" office:value="2400000" calcext:value-type="float">
            <text:p>2400000</text:p>
          </table:table-cell>
          <table:table-cell table:formula="of:=[.D40]-[.E40]" office:value-type="float" office:value="15777223.64" calcext:value-type="float">
            <text:p>15777224</text:p>
          </table:table-cell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ROUND([.B40]*(100 +[.$B$4])/100)" office:value-type="float" office:value="1972152955" calcext:value-type="float">
            <text:p>1972152955</text:p>
          </table:table-cell>
          <table:table-cell table:formula="of:=[.B41]-[.B40]" office:value-type="float" office:value="394430591" calcext:value-type="float">
            <text:p>394430591</text:p>
          </table:table-cell>
          <table:table-cell table:formula="of:=[.B41] *[.$B$5] / 100" office:value-type="float" office:value="19721529.55" calcext:value-type="float">
            <text:p>19721529.55</text:p>
          </table:table-cell>
          <table:table-cell office:value-type="float" office:value="0" calcext:value-type="float">
            <text:p>0.00E+000</text:p>
          </table:table-cell>
          <table:table-cell table:formula="of:=[.F40]+[.E41]" office:value-type="float" office:value="2400000" calcext:value-type="float">
            <text:p>2400000</text:p>
          </table:table-cell>
          <table:table-cell table:formula="of:=[.D41]-[.E41]" office:value-type="float" office:value="19721529.55" calcext:value-type="float">
            <text:p>19721530</text:p>
          </table:table-cell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ROUND([.B41]*(100 +[.$B$4])/100)" office:value-type="float" office:value="2465191194" calcext:value-type="float">
            <text:p>2465191194</text:p>
          </table:table-cell>
          <table:table-cell table:formula="of:=[.B42]-[.B41]" office:value-type="float" office:value="493038239" calcext:value-type="float">
            <text:p>493038239</text:p>
          </table:table-cell>
          <table:table-cell table:formula="of:=[.B42] *[.$B$5] / 100" office:value-type="float" office:value="24651911.94" calcext:value-type="float">
            <text:p>24651911.94</text:p>
          </table:table-cell>
          <table:table-cell office:value-type="float" office:value="0" calcext:value-type="float">
            <text:p>0.00E+000</text:p>
          </table:table-cell>
          <table:table-cell table:formula="of:=[.F41]+[.E42]" office:value-type="float" office:value="2400000" calcext:value-type="float">
            <text:p>2400000</text:p>
          </table:table-cell>
          <table:table-cell table:formula="of:=[.D42]-[.E42]" office:value-type="float" office:value="24651911.94" calcext:value-type="float">
            <text:p>24651912</text:p>
          </table:table-cell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ROUND([.B42]*(100 +[.$B$4])/100)" office:value-type="float" office:value="3081488993" calcext:value-type="float">
            <text:p>3081488993</text:p>
          </table:table-cell>
          <table:table-cell table:formula="of:=[.B43]-[.B42]" office:value-type="float" office:value="616297799" calcext:value-type="float">
            <text:p>616297799</text:p>
          </table:table-cell>
          <table:table-cell table:formula="of:=[.B43] *[.$B$5] / 100" office:value-type="float" office:value="30814889.93" calcext:value-type="float">
            <text:p>30814889.93</text:p>
          </table:table-cell>
          <table:table-cell office:value-type="float" office:value="0" calcext:value-type="float">
            <text:p>0.00E+000</text:p>
          </table:table-cell>
          <table:table-cell table:formula="of:=[.F42]+[.E43]" office:value-type="float" office:value="2400000" calcext:value-type="float">
            <text:p>2400000</text:p>
          </table:table-cell>
          <table:table-cell table:formula="of:=[.D43]-[.E43]" office:value-type="float" office:value="30814889.93" calcext:value-type="float">
            <text:p>30814890</text:p>
          </table:table-cell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ROUND([.B43]*(100 +[.$B$4])/100)" office:value-type="float" office:value="3851861241" calcext:value-type="float">
            <text:p>3851861241</text:p>
          </table:table-cell>
          <table:table-cell table:formula="of:=[.B44]-[.B43]" office:value-type="float" office:value="770372248" calcext:value-type="float">
            <text:p>770372248</text:p>
          </table:table-cell>
          <table:table-cell table:formula="of:=[.B44] *[.$B$5] / 100" office:value-type="float" office:value="38518612.41" calcext:value-type="float">
            <text:p>38518612.41</text:p>
          </table:table-cell>
          <table:table-cell office:value-type="float" office:value="0" calcext:value-type="float">
            <text:p>0.00E+000</text:p>
          </table:table-cell>
          <table:table-cell table:formula="of:=[.F43]+[.E44]" office:value-type="float" office:value="2400000" calcext:value-type="float">
            <text:p>2400000</text:p>
          </table:table-cell>
          <table:table-cell table:formula="of:=[.D44]-[.E44]" office:value-type="float" office:value="38518612.41" calcext:value-type="float">
            <text:p>38518612</text:p>
          </table:table-cell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ROUND([.B44]*(100 +[.$B$4])/100)" office:value-type="float" office:value="4814826551" calcext:value-type="float">
            <text:p>4814826551</text:p>
          </table:table-cell>
          <table:table-cell table:formula="of:=[.B45]-[.B44]" office:value-type="float" office:value="962965310" calcext:value-type="float">
            <text:p>962965310</text:p>
          </table:table-cell>
          <table:table-cell table:formula="of:=[.B45] *[.$B$5] / 100" office:value-type="float" office:value="48148265.51" calcext:value-type="float">
            <text:p>48148265.51</text:p>
          </table:table-cell>
          <table:table-cell office:value-type="float" office:value="0" calcext:value-type="float">
            <text:p>0.00E+000</text:p>
          </table:table-cell>
          <table:table-cell table:formula="of:=[.F44]+[.E45]" office:value-type="float" office:value="2400000" calcext:value-type="float">
            <text:p>2400000</text:p>
          </table:table-cell>
          <table:table-cell table:formula="of:=[.D45]-[.E45]" office:value-type="float" office:value="48148265.51" calcext:value-type="float">
            <text:p>48148266</text:p>
          </table:table-cell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ROUND([.B45]*(100 +[.$B$4])/100)" office:value-type="float" office:value="6018533189" calcext:value-type="float">
            <text:p>6018533189</text:p>
          </table:table-cell>
          <table:table-cell table:formula="of:=[.B46]-[.B45]" office:value-type="float" office:value="1203706638" calcext:value-type="float">
            <text:p>1203706638</text:p>
          </table:table-cell>
          <table:table-cell table:formula="of:=[.B46] *[.$B$5] / 100" office:value-type="float" office:value="60185331.89" calcext:value-type="float">
            <text:p>60185331.89</text:p>
          </table:table-cell>
          <table:table-cell office:value-type="float" office:value="0" calcext:value-type="float">
            <text:p>0.00E+000</text:p>
          </table:table-cell>
          <table:table-cell table:formula="of:=[.F45]+[.E46]" office:value-type="float" office:value="2400000" calcext:value-type="float">
            <text:p>2400000</text:p>
          </table:table-cell>
          <table:table-cell table:formula="of:=[.D46]-[.E46]" office:value-type="float" office:value="60185331.89" calcext:value-type="float">
            <text:p>60185332</text:p>
          </table:table-cell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ROUND([.B46]*(100 +[.$B$4])/100)" office:value-type="float" office:value="7523166486" calcext:value-type="float">
            <text:p>7523166486</text:p>
          </table:table-cell>
          <table:table-cell table:formula="of:=[.B47]-[.B46]" office:value-type="float" office:value="1504633297" calcext:value-type="float">
            <text:p>1504633297</text:p>
          </table:table-cell>
          <table:table-cell table:formula="of:=[.B47] *[.$B$5] / 100" office:value-type="float" office:value="75231664.86" calcext:value-type="float">
            <text:p>75231664.86</text:p>
          </table:table-cell>
          <table:table-cell office:value-type="float" office:value="0" calcext:value-type="float">
            <text:p>0.00E+000</text:p>
          </table:table-cell>
          <table:table-cell table:formula="of:=[.F46]+[.E47]" office:value-type="float" office:value="2400000" calcext:value-type="float">
            <text:p>2400000</text:p>
          </table:table-cell>
          <table:table-cell table:formula="of:=[.D47]-[.E47]" office:value-type="float" office:value="75231664.86" calcext:value-type="float">
            <text:p>75231665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</table:table-row>
      </table:table>
      <table:table table:name="Cashflow Planning" table:style-name="ta1">
        <table:table-column table:style-name="co1" table:default-cell-style-name="Default"/>
        <table:table-row table:style-name="ro1">
          <table:table-cell office:value-type="string" calcext:value-type="string">
            <text:p>Incom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/00/0000</text:date>, <text:time style:data-style-name="N2" text:time-value="0000-00-00T00:00:02.142305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1-21T17:34:56.484801266</meta:creation-date>
    <dc:date>2020-01-03T12:31:03.563077557</dc:date>
    <dc:creator>root </dc:creator>
    <meta:editing-duration>PT1H14M57S</meta:editing-duration>
    <meta:editing-cycles>18</meta:editing-cycles>
    <meta:generator>LibreOffice/4.1.3.2$Linux_x86 LibreOffice_project/410$Build-2</meta:generator>
    <meta:document-statistic meta:table-count="2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7cm" svg:y="4.201cm" style:legend-expansion="high" chart:style-name="ch2"/>
        <chart:plot-area chart:style-name="ch3" table:cell-range-address="'Long Term'.G6:'Long Term'.G27" chart:data-source-has-labels="row" svg:x="0.77cm" svg:y="0.855cm" svg:width="11.288cm" svg:height="7.545cm">
          <chartooo:coordinate-region svg:x="2.317cm" svg:y="1.055cm" svg:width="9.554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ng Term'.G7:'Long Term'.G27" chart:label-cell-address="'Long Term'.G6:'Long Term'.G6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cashflow</text:p>
                <draw:g>
                  <svg:desc>'Long Term'.G6:'Long Term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0000">
                <text:p>-110000</text:p>
                <draw:g>
                  <svg:desc>'Long Term'.G7:'Long Term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7500">
                <text:p>-107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4375">
                <text:p>-10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0468.75">
                <text:p>-1004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5585.94">
                <text:p>-95585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482.42">
                <text:p>-89482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1853.02">
                <text:p>-81853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2316.27">
                <text:p>-72316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395.34">
                <text:p>-60395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494.17">
                <text:p>-4549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867.71">
                <text:p>-26867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84.64">
                <text:p>-358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19.2">
                <text:p>2551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899">
                <text:p>61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3.75">
                <text:p>10737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217.19">
                <text:p>164217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5271.49">
                <text:p>235271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089.36">
                <text:p>324089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5111.7">
                <text:p>43511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889.63">
                <text:p>573889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7362.04">
                <text:p>867362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